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 fo:margin-left="35.45pt" fo:text-indent="0.00p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 fo:margin-left="35.45pt" fo:text-indent="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 fo:margin-left="21.30pt" fo:text-indent="-21.30pt"/>
    </style:style>
    <style:style style:name="P6" style:family="paragraph">
      <style:paragraph-properties fo:line-height="100.00%" fo:text-align="justify" fo:margin-left="21.30pt" fo:text-indent="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21.30pt" fo:text-indent="-21.30pt"/>
    </style:style>
    <style:style style:name="P8" style:family="paragraph">
      <style:paragraph-properties fo:line-height="100.00%" fo:text-align="justify" fo:margin-left="21.30pt" fo:text-indent="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21.30pt" fo:text-indent="-21.30pt"/>
    </style:style>
    <style:style style:name="P10" style:family="paragraph">
      <style:paragraph-properties fo:line-height="100.00%" fo:text-align="left" fo:margin-left="36.00pt" fo:text-indent="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 fo:margin-left="21.30pt" fo:text-indent="-21.30pt"/>
    </style:style>
    <style:style style:name="P12" style:family="paragraph">
      <style:paragraph-properties fo:line-height="100.00%" fo:text-align="justify" fo:margin-left="21.30pt" fo:text-indent="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justify" fo:margin-left="21.30pt" fo:text-indent="-21.30pt"/>
    </style:style>
    <style:style style:name="P14" style:family="paragraph">
      <style:paragraph-properties fo:line-height="100.00%" fo:text-align="justify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21.30pt" fo:text-indent="-21.30pt"/>
    </style:style>
    <style:style style:name="P16" style:family="paragraph">
      <style:paragraph-properties fo:line-height="100.00%" fo:text-align="left" fo:margin-left="36.00pt" fo:text-indent="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21.30pt" fo:text-indent="-21.30pt"/>
    </style:style>
    <style:style style:name="P18" style:family="paragraph">
      <style:paragraph-properties fo:line-height="100.00%" fo:text-align="left" fo:margin-left="36.00pt" fo:text-indent="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21.30pt" fo:text-indent="-21.30pt"/>
    </style:style>
    <style:style style:name="P20" style:family="paragraph">
      <style:paragraph-properties fo:line-height="100.00%" fo:text-align="left" fo:margin-left="36.00pt" fo:text-indent="0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justify" fo:margin-left="21.30pt" fo:text-indent="-21.30pt"/>
    </style:style>
    <style:style style:name="P22" style:family="paragraph">
      <style:paragraph-properties fo:line-height="100.00%" fo:text-align="left" fo:margin-left="36.00pt" fo:text-indent="0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left="21.30pt" fo:text-indent="-21.30pt"/>
    </style:style>
    <style:style style:name="P24" style:family="paragraph">
      <style:paragraph-properties fo:line-height="100.00%" fo:text-align="left" fo:margin-left="36.00pt" fo:text-indent="0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21.30pt" fo:text-indent="-21.30pt"/>
    </style:style>
    <style:style style:name="P26" style:family="paragraph">
      <style:paragraph-properties fo:line-height="100.00%" fo:text-align="justify" fo:margin-left="21.30pt" fo:text-indent="0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21.30pt" fo:text-indent="-21.30pt"/>
    </style:style>
    <style:style style:name="P28" style:family="paragraph">
      <style:paragraph-properties fo:line-height="100.00%" fo:text-align="justify" fo:margin-left="21.30pt" fo:text-indent="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justify" fo:margin-left="21.30pt" fo:text-indent="-21.30pt"/>
    </style:style>
    <style:style style:name="P30" style:family="paragraph">
      <style:paragraph-properties fo:line-height="100.00%" fo:text-align="left" fo:margin-left="36.00pt" fo:text-indent="0.00pt"/>
    </style:style>
    <style:style style:name="P31" style:family="paragraph">
      <style:paragraph-properties fo:line-height="100.00%" fo:text-align="justify" fo:margin-left="36.00pt" fo:text-indent="0.00pt"/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224.90pt"/>
          <style:tab-stop style:position="16442.85pt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224.90pt"/>
          <style:tab-stop style:position="16442.85pt"/>
        </style:tab-stops>
      </style:paragraph-properties>
    </style:style>
    <style:style style:name="P37" style:family="paragraph">
      <style:paragraph-properties fo:line-height="100.00%" fo:text-align="justify"/>
    </style:style>
    <style:style style:name="TableColumn0100" style:family="table-column">
      <style:table-column-properties style:column-width="3.198611in"/>
    </style:style>
    <style:style style:name="TableColumn0101" style:family="table-column">
      <style:table-column-properties style:column-width="3.198611in"/>
    </style:style>
    <style:style style:name="Table01" style:family="table">
      <style:table-properties style:width="6.39722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75000in" fo:padding-right="0.075000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DOHODA O PROVEDENÍ PRÁCE</text:span></text:p>
      <text:p text:style-name="P1"><text:span text:style-name="T2"/></text:p>
      <text:p text:style-name="P1"><text:span text:style-name="T3">Toto je dohoda o provedení práce uzav</text:span><text:span text:style-name="T4">řená mezi smluvními stranami:</text:span></text:p>
      <text:p text:style-name="P1"><text:span text:style-name="T5"/></text:p>
      <text:p text:style-name="P1"><text:span text:style-name="T6">Česká pirátská strana</text:span></text:p>
      <text:p text:style-name="P1"><text:span text:style-name="T7">se sídlem<text:s/></text:span><text:span text:style-name="T8">Řehořova 943/19, Praha 3</text:span></text:p>
      <text:p text:style-name="P1"><text:span text:style-name="T9">I</text:span><text:span text:style-name="T10">ČO: 71339698</text:span></text:p>
      <text:p text:style-name="P1"><text:span text:style-name="T11">(dále jen „</text:span><text:span text:style-name="T12">zam</text:span><text:span text:style-name="T13">ěstnavatel</text:span><text:span text:style-name="T14">“)</text:span></text:p>
      <text:p text:style-name="P1"><text:span text:style-name="T15"/></text:p>
      <text:p text:style-name="P1"><text:span text:style-name="T16">a</text:span></text:p>
      <text:p text:style-name="P1"><text:span text:style-name="T17"/></text:p>
      <text:p text:style-name="P1"><text:span text:style-name="T18">So</text:span><text:span text:style-name="T19">ňa Pohanková</text:span></text:p>
      <text:p text:style-name="P1"><text:span text:style-name="T20">trvale bytem: Choce</text:span><text:span text:style-name="T21">ňská 190, Praha 9, 199 00</text:span></text:p>
      <text:p text:style-name="P1"><text:span text:style-name="T22">nar.: 31.10.1965</text:span></text:p>
      <text:p text:style-name="P1"><text:span text:style-name="T22">(dále jen „</text:span><text:span text:style-name="T23">zam</text:span><text:span text:style-name="T24">ěstnanec</text:span><text:span text:style-name="T25">“)</text:span></text:p>
      <text:p text:style-name="P2"><text:span text:style-name="T26"/></text:p>
      <text:p text:style-name="P2"><text:span text:style-name="T26"/></text:p>
      <text:p text:style-name="P3"><text:span text:style-name="T27">Smluvní ujednání</text:span><text:span text:style-name="T28">:</text:span></text:p>
      <text:p text:style-name="P4"><text:span text:style-name="T29"/></text:p>
      <text:list text:style-name="L5">
        <text:list-item>
          <text:p text:style-name="P5"><text:span text:style-name="T30">Zam</text:span><text:span text:style-name="T31">ěstnanec pro zaměstnavatele provede tuto práci:</text:span></text:p>
        </text:list-item>
      </text:list>
      <text:p text:style-name="P6"><text:span text:style-name="T32">- p</text:span><text:span text:style-name="T33">říprava podkladů (zejména v oblasti obecního majetku, nemovitostí, IT a dalšího nakládní s majetkem v péči MČ Praha 10</text:span></text:p>
      <text:p text:style-name="P6"><text:span text:style-name="T34">- p</text:span><text:span text:style-name="T35">říprava a podávání infožádostí</text:span></text:p>
      <text:p text:style-name="P6"><text:span text:style-name="T36">- rozmanité asistentské<text:s/></text:span><text:span text:style-name="T37">činnosti, např účast na schůzkách a jednáních a pořizování zápisů, vedení evidence činnosti, vyhodnocování zápisů z komisí, výborů a jednání zastupitelstva, podpora v kontaktu s občany (včetně vedení databáze kontaktů a rozesílání emalového zpravodaje)</text:span></text:p>
      <text:p text:style-name="P6"><text:span text:style-name="T38">(dále jen „</text:span><text:span text:style-name="T39">práce</text:span><text:span text:style-name="T40">“),</text:span></text:p>
      <text:p text:style-name="P6"><text:span text:style-name="T41"/></text:p>
      <text:p text:style-name="P6"><text:span text:style-name="T42">na tomto míst</text:span><text:span text:style-name="T43">ě:</text:span></text:p>
      <text:p text:style-name="P6"><text:span text:style-name="T44">Praha,</text:span></text:p>
      <text:p text:style-name="P6"><text:span text:style-name="T45"/></text:p>
      <text:p text:style-name="P6"><text:span text:style-name="T46">a pokud zam</text:span><text:span text:style-name="T47">ěstnavatel neurčí jinak, bude zaměstnanec práci odevzdávat Olze Richterové</text:span></text:p>
      <text:p text:style-name="P6"><text:span text:style-name="T48"/></text:p>
      <text:list text:style-name="L7">
        <text:list-item>
          <text:p text:style-name="P7"><text:span text:style-name="T49">Tato dohoda se uzavírá na dobu 1.5.–31.12.2017. Rozsah práce nep</text:span><text:span text:style-name="T50">řekročí 300 hodin v kalendářním roce.</text:span></text:p>
        </text:list-item>
      </text:list>
      <text:p text:style-name="P8"><text:span text:style-name="T51"/></text:p>
      <text:list text:style-name="L9">
        <text:list-item>
          <text:p text:style-name="P9"><text:span text:style-name="T52">Práce se považuje za<text:s/></text:span><text:span text:style-name="T53">řádně dokončenou, pokud odpovídá této dohodě a jejímu účelu. Za řádně a včas dokončenou práci náleží zaměstnanci odměna ve výši 120,- Kč za hodinu práce (dále jen „</text:span><text:span text:style-name="T54">odměna</text:span><text:span text:style-name="T55">“). Odměna je splatná do 30 dnů ode dne řádného dokončení práce na účet zaměstnance č. 1210401093/0800. Z odměny provede zaměstnavatel srážky podle příslušných právních předpisů.</text:span></text:p>
        </text:list-item>
      </text:list>
      <text:p text:style-name="P10"><text:span text:style-name="T56"/></text:p>
      <text:list text:style-name="L11">
        <text:list-item>
          <text:p text:style-name="P11"><text:span text:style-name="T57">Zam</text:span><text:span text:style-name="T58">ěstnavatel může kdykoliv v době trvání této dohody požádat zaměstnance o průkazný a  přiměřeně podrobný výkaz dosud provedených činností v rámci zadané práce (dále jen „</text:span><text:span text:style-name="T59">výkaz</text:span><text:span text:style-name="T60">“), a zaměstnanec je povinen takové žádosti bez zbytečného odkladu vyhovět. Bez ohledu na odst. 3 této dohody, zaměstnavatel není povinen vyplatit zaměstnanci odměnu dříve, než mu zaměstnanec předloží řádně zpracovaný výkaz za celou dobu výkonu práce.</text:span></text:p>
        </text:list-item>
      </text:list>
      <text:p text:style-name="P12"><text:span text:style-name="T61"/></text:p>
      <text:list text:style-name="L13">
        <text:list-item>
          <text:p text:style-name="P13"><text:span text:style-name="T62">Zam</text:span><text:span text:style-name="T63">ěstnanec je povinen práci provést osobně. Zaměstnanec prohlašuje, že má veškeré znalosti a schopnosti potřebné pro řádné a včasné provedení práce, a zavazuje se, že práci provede s potřebnou (odbornou) péčí.</text:span></text:p>
        </text:list-item>
      </text:list>
      <text:p text:style-name="P14"><text:span text:style-name="T64"/></text:p>
      <text:list text:style-name="L15">
        <text:list-item>
          <text:p text:style-name="P15"><text:span text:style-name="T65">Zam</text:span><text:span text:style-name="T66">ěstnavatel může průběžně kontrolovat provádění práce. Pokud některá ze stran zjistí v provádění práce nedostatky, zaměstnanec je neprodleně odstraní, jinak může zaměstnavatel od této dohody odstoupit.</text:span></text:p>
        </text:list-item>
      </text:list>
      <text:p text:style-name="P16"><text:span text:style-name="T67"/></text:p>
      <text:list text:style-name="L17">
        <text:list-item>
          <text:p text:style-name="P17"><text:span text:style-name="T68">Zam</text:span><text:span text:style-name="T69">ěstnavatel seznámil zaměstnance s právy a povinnostmi, které pro něj z této dohody a z vnitřních předpisů zaměstnavatele vyplývají, s pracovními podmínkami a podmínkami odměňování, za nichž má práci konat, a s povinnostmi, které zaměstnanci vyplývají ze zvláštních právních předpisů vztahujících se k zadané práci. Zaměstnavatel rovněž zaměstnance seznámil s právními a ostatními předpisy k zajištění bezpečnosti a ochrany zdraví při práci.</text:span></text:p>
        </text:list-item>
      </text:list>
      <text:p text:style-name="P18"><text:span text:style-name="T70"/></text:p>
      <text:list text:style-name="L19">
        <text:list-item>
          <text:p text:style-name="P19"><text:span text:style-name="T71">Zam</text:span><text:span text:style-name="T72">ěstnanec souhlasí s tím, že může být zaměstnavatelem vyslán na dobu nezbytné potřeby na pracovní cestu mimo sjednané místo výkonu práce. Na základě této dohody nemá zaměstnanec právo na žádné cestovní náhrady.</text:span></text:p>
        </text:list-item>
      </text:list>
      <text:p text:style-name="P20"><text:span text:style-name="T73"/></text:p>
      <text:list text:style-name="L21">
        <text:list-item>
          <text:p text:style-name="P21"><text:span text:style-name="T74">Zam</text:span><text:span text:style-name="T75">ěstnanec je povinen zachovávat mlčenlivost ohledně informací obsahujících osobní údaje či citlivé skutečnosti o subjektech obchodní povahy. Povinnost mlčenlivosti zaměstnance trvá i po ukončení této dohody.</text:span></text:p>
        </text:list-item>
      </text:list>
      <text:p text:style-name="P22"><text:span text:style-name="T76"/></text:p>
      <text:list text:style-name="L23">
        <text:list-item>
          <text:p text:style-name="P23"><text:span text:style-name="T77">Zam</text:span><text:span text:style-name="T78">ěstnanec bere na vědomi, že zaměstnavatel za účelem dodržení zákonných povinností při výkonu personální a mzdové agendy zpracovává a shromažďuje osobní údaje zaměstnance.</text:span></text:p>
        </text:list-item>
      </text:list>
      <text:p text:style-name="P24"><text:span text:style-name="T79"/></text:p>
      <text:list text:style-name="L25">
        <text:list-item>
          <text:p text:style-name="P25"><text:span text:style-name="T80">Kterákoliv ze stran je oprávn</text:span><text:span text:style-name="T81">ěna tuto dohodu písemně vypovědět i bez udání důvodu, a to ve výpovědní době 2 měsíců, která začne běžet dnem následujícím po doručení výpovědi.</text:span></text:p>
        </text:list-item>
      </text:list>
      <text:p text:style-name="P26"><text:span text:style-name="T82"/></text:p>
      <text:list text:style-name="L27">
        <text:list-item>
          <text:p text:style-name="P27"><text:span text:style-name="T83">P</text:span><text:span text:style-name="T84">řípadné spory týkající se této dohody budou primárně řešeny smírnou, mimosoudní cestou.</text:span></text:p>
        </text:list-item>
      </text:list>
      <text:p text:style-name="P28"><text:span text:style-name="T85"/></text:p>
      <text:list text:style-name="L29">
        <text:list-item>
          <text:p text:style-name="P29"><text:span text:style-name="T86">Tato dohoda je sepsána ve dvou vyhotoveních, z nichž každá strana obdrží po jednom. Ob</text:span><text:span text:style-name="T87">ě strany souhlasí s tím, že tato dohoda bude v plném rozsahu zveřejněna.</text:span></text:p>
        </text:list-item>
      </text:list>
      <text:p text:style-name="P30"><text:span text:style-name="T88"/></text:p>
      <text:p text:style-name="P31"><text:span text:style-name="T88"/></text:p>
      <text:p text:style-name="P32"><text:span text:style-name="T88"/></text:p>
      <text:p text:style-name="P33"><text:span text:style-name="T89">V __________________ dne ________________</text:span></text:p>
      <text:p text:style-name="P33"><text:span text:style-name="T90"/></text:p>
      <text:p text:style-name="P33"><text:span text:style-name="T90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5"><text:span text:style-name="T91">Zam</text:span><text:span text:style-name="T92">ěstnavatel:</text:span></text:p>
            <text:p text:style-name="P35"><text:span text:style-name="T93"/></text:p>
            <text:p text:style-name="P35"><text:span text:style-name="T93"/></text:p>
            <text:p text:style-name="P35"><text:span text:style-name="T93"/></text:p>
            <text:p text:style-name="P35"><text:span text:style-name="T94">________________________________</text:span></text:p>
            <text:p text:style-name="P35"><text:span text:style-name="T95">Česká pirátská strana</text:span></text:p>
            <text:p text:style-name="P35"><text:span text:style-name="T96">Olga Richterová</text:span></text:p>
            <text:p text:style-name="P35"><text:span text:style-name="T96">[P</text:span><text:span text:style-name="T97">ředsedkyně MS Praha 10]</text:span><text:span text:style-name="T98"/></text:p>
          </table:table-cell>
          <table:table-cell table:style-name="TableCell010001">
            <text:p text:style-name="P35"><text:span text:style-name="T99">Zam</text:span><text:span text:style-name="T100">ěstnanec:</text:span></text:p>
            <text:p text:style-name="P35"><text:span text:style-name="T101"/></text:p>
            <text:p text:style-name="P35"><text:span text:style-name="T101"/></text:p>
            <text:p text:style-name="P35"><text:span text:style-name="T101"/></text:p>
            <text:p text:style-name="P35"><text:span text:style-name="T102">________________________________</text:span></text:p>
            <text:p text:style-name="P35"><text:span text:style-name="T103">[So</text:span><text:span text:style-name="T104">ňa Pohanková]</text:span><text:span text:style-name="T105"/></text:p>
          </table:table-cell>
        </table:table-row>
      </table:table>
      <text:p text:style-name="P37"><text:span text:style-name="T105"/></text:p>
      <text:p text:style-name="P37"><text:span text:style-name="T1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